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2" style:family="table-row">
      <style:table-row-properties style:min-row-height="0.241in" fo:keep-together="auto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paragraph-properties style:snap-to-layout-grid="false"/>
      <style:text-properties style:use-window-font-color="true"/>
    </style:style>
    <style:style style:name="P8" style:family="paragraph" style:parent-style-name="Standard">
      <style:paragraph-properties style:snap-to-layout-grid="false"/>
      <style:text-properties fo:color="#000000" fo:language="es" fo:country="ES" fo:font-style="italic" officeooo:paragraph-rsid="0007e29f" style:font-style-asian="italic" style:language-complex="ar" style:country-complex="SA" style:font-weight-complex="bold"/>
    </style:style>
    <style:style style:name="P9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0" style:family="paragraph" style:parent-style-name="UC_5f_NormalAzul">
      <style:paragraph-properties style:snap-to-layout-grid="false"/>
      <style:text-properties style:use-window-font-color="true" style:font-name="Times New Roman" fo:font-weight="bold" officeooo:rsid="0007e29f" officeooo:paragraph-rsid="0007e29f" style:font-weight-asian="bold" style:font-weight-complex="bold"/>
    </style:style>
    <style:style style:name="P11" style:family="paragraph" style:parent-style-name="UC_5f_NormalAzul">
      <style:paragraph-properties style:snap-to-layout-grid="false"/>
      <style:text-properties style:use-window-font-color="true" style:font-name="Times New Roman" fo:font-weight="normal" officeooo:rsid="0007e29f" officeooo:paragraph-rsid="0007e29f" style:font-weight-asian="normal" style:font-weight-complex="normal"/>
    </style:style>
    <style:style style:name="P12" style:family="paragraph" style:parent-style-name="Standard" style:master-page-name="Standard">
      <style:paragraph-properties style:page-number="auto"/>
      <style:text-properties style:font-name="Book Antiqua"/>
    </style:style>
    <style:style style:name="P13" style:family="paragraph" style:parent-style-name="Standard" style:list-style-name="L2">
      <style:paragraph-properties style:snap-to-layout-grid="false"/>
      <style:text-properties fo:color="#000000" officeooo:rsid="0007e29f" officeooo:paragraph-rsid="000957d6"/>
    </style:style>
    <style:style style:name="P14" style:family="paragraph" style:parent-style-name="Standard" style:list-style-name="L2">
      <style:paragraph-properties style:snap-to-layout-grid="false"/>
      <style:text-properties fo:color="#000000" fo:language="es" fo:country="ES" fo:font-weight="normal" officeooo:rsid="0007e29f" officeooo:paragraph-rsid="0007e29f" style:font-weight-asian="normal" style:language-complex="ar" style:country-complex="SA" style:font-weight-complex="normal"/>
    </style:style>
    <style:style style:name="P15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7e29f" officeooo:paragraph-rsid="0007e29f"/>
    </style:style>
    <style:style style:name="P16" style:family="paragraph" style:parent-style-name="Standard" style:list-style-name="L2">
      <style:paragraph-properties style:snap-to-layout-grid="false"/>
      <style:text-properties officeooo:rsid="0007e29f" officeooo:paragraph-rsid="0007e29f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/>
    </style:style>
    <style:style style:name="T3" style:family="text">
      <style:text-properties fo:color="#000000" style:font-name="Times New Roman" fo:font-weight="normal" style:font-weight-asian="normal" style:font-weight-complex="normal"/>
    </style:style>
    <style:style style:name="T4" style:family="text">
      <style:text-properties fo:color="#000000" style:font-name="Times New Roman" fo:font-weight="normal" officeooo:rsid="0007e29f" style:font-weight-asian="normal" style:font-weight-complex="normal"/>
    </style:style>
    <style:style style:name="T5" style:family="text">
      <style:text-properties fo:color="#0000ff" fo:language="en" fo:country="US" fo:font-weight="bold" style:font-weight-asian="bold" style:font-weight-complex="bold"/>
    </style:style>
    <style:style style:name="T6" style:family="text">
      <style:text-properties fo:color="#0000ff" fo:language="en" fo:country="US" fo:font-weight="bold" officeooo:rsid="000d61eb" style:font-weight-asian="bold" style:font-weight-complex="bold"/>
    </style:style>
    <style:style style:name="T7" style:family="text">
      <style:text-properties fo:color="#0000ff" fo:font-weight="bold" officeooo:rsid="001bf953" style:font-weight-asian="bold" style:font-weight-complex="bold"/>
    </style:style>
    <style:style style:name="T8" style:family="text">
      <style:text-properties fo:color="#0000ff" fo:font-weight="bold" officeooo:rsid="0007e29f" style:font-weight-asian="bold" style:font-weight-complex="bold"/>
    </style:style>
    <style:style style:name="T9" style:family="text">
      <style:text-properties fo:color="#0000ff" fo:font-weight="bold" officeooo:rsid="000d61eb" style:font-weight-asian="bold" style:font-weight-complex="bold"/>
    </style:style>
    <style:style style:name="T10" style:family="text">
      <style:text-properties fo:color="#0000ff" fo:font-weight="bold" officeooo:rsid="001bf953" style:font-weight-asian="bold"/>
    </style:style>
    <style:style style:name="T11" style:family="text">
      <style:text-properties fo:color="#0000ff" fo:font-weight="bold" officeooo:rsid="000d61eb" style:font-weight-asian="bold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bold" style:font-weight-asian="bold"/>
    </style:style>
    <style:style style:name="T14" style:family="text">
      <style:text-properties style:use-window-font-color="true" style:font-name="Times New Roman"/>
    </style:style>
    <style:style style:name="T15" style:family="text">
      <style:text-properties style:use-window-font-color="true" style:font-name="Times New Roman" officeooo:rsid="0007e29f"/>
    </style:style>
    <style:style style:name="T16" style:family="text">
      <style:text-properties style:use-window-font-color="true" style:font-name="Times New Roman" officeooo:rsid="000d61eb"/>
    </style:style>
    <style:style style:name="T17" style:family="text">
      <style:text-properties fo:font-weight="normal" officeooo:rsid="0007e29f" style:font-weight-asian="normal" style:font-weight-complex="normal"/>
    </style:style>
    <style:style style:name="T18" style:family="text">
      <style:text-properties fo:font-weight="normal" officeooo:rsid="001bf953" style:font-weight-asian="normal" style:font-weight-complex="normal"/>
    </style:style>
    <style:style style:name="T19" style:family="text">
      <style:text-properties fo:font-weight="normal" officeooo:rsid="000f7be7" style:font-weight-asian="normal" style:font-weight-complex="normal"/>
    </style:style>
    <style:style style:name="T20" style:family="text">
      <style:text-properties fo:font-weight="normal" officeooo:rsid="000ae268" style:font-weight-asian="normal" style:font-weight-complex="normal"/>
    </style:style>
    <style:style style:name="T21" style:family="text">
      <style:text-properties fo:font-weight="normal" officeooo:rsid="000d61eb" style:font-weight-asian="normal" style:font-weight-complex="normal"/>
    </style:style>
    <style:style style:name="T22" style:family="text">
      <style:text-properties fo:font-weight="normal" officeooo:rsid="001bf953" fo:background-color="transparent" style:font-weight-asian="normal"/>
    </style:style>
    <style:style style:name="T23" style:family="text">
      <style:text-properties fo:font-weight="normal" officeooo:rsid="001cc9ae" fo:background-color="transparent" style:font-weight-asian="normal"/>
    </style:style>
    <style:style style:name="T24" style:family="text">
      <style:text-properties fo:font-weight="normal" officeooo:rsid="0007e29f" fo:background-color="transparent" style:font-weight-asian="normal"/>
    </style:style>
    <style:style style:name="T25" style:family="text">
      <style:text-properties fo:font-weight="normal" officeooo:rsid="000d61eb" fo:background-color="transparent" style:font-weight-asian="normal"/>
    </style:style>
    <style:style style:name="T26" style:family="text">
      <style:text-properties officeooo:rsid="0007e29f"/>
    </style:style>
    <style:style style:name="T27" style:family="text">
      <style:text-properties officeooo:rsid="001bf953"/>
    </style:style>
    <style:style style:name="T28" style:family="text">
      <style:text-properties officeooo:rsid="000957d6"/>
    </style:style>
    <style:style style:name="T29" style:family="text">
      <style:text-properties officeooo:rsid="000ae268"/>
    </style:style>
    <style:style style:name="T30" style:family="text">
      <style:text-properties officeooo:rsid="000d61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Nombre del Caso de Uso: <text:span text:style-name="T17">Eliminar </text:span><text:span text:style-name="T21">Usuario</text:span></text:p>
          </table:table-cell>
          <table:table-cell table:style-name="Tabla1.B1" office:value-type="string">
            <text:p text:style-name="P2"><text:span text:style-name="T1">Nro. de Caso de Uso:</text:span> <text:span text:style-name="T8">SGC-ADM-0</text:span><text:span text:style-name="T9">3</text:span><text:span text:style-name="T8">-03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3">Actor Principal:</text:span><text:span text:style-name="T12"> </text:span><text:span text:style-name="UC_5f_NormalAzul_20_Car"><text:span text:style-name="T14">Usuari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3">Objetivo:</text:span><text:span text:style-name="T12"> </text:span><text:span text:style-name="UC_5f_NormalAzul_20_Car"><text:span text:style-name="T15">Eliminar un </text:span></text:span><text:span text:style-name="UC_5f_NormalAzul_20_Car"><text:span text:style-name="T16">usuario</text:span></text:span><text:span text:style-name="UC_5f_NormalAzul_20_Car"><text:span text:style-name="T15">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13">Pre-condiciones:</text:span><text:span text:style-name="T12"> </text:span><text:span text:style-name="UC_5f_NormalAzul_20_Car"><text:span text:style-name="T3">El usuario debe haber iniciado ses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7"><text:span text:style-name="T1">Post- Condiciones:</text:span> <text:span text:style-name="T26">El usuario ha sido eliminado.</text:span></text:p>
          </table:table-cell>
          <table:covered-table-cell/>
        </table:table-row>
      </table:table>
      <text:p text:style-name="P6"><text:span text:style-name="UC_5f_NormalAzul_20_Car"><text:span text:style-name="T2"/></text:span></text:p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9">CURSO NORMAL (Camino Exitoso)</text:p>
            <text:p text:style-name="P3"/>
          </table:table-cell>
          <table:covered-table-cell/>
        </table:table-row>
        <table:table-row table:style-name="Tabla2.1">
          <table:table-cell table:style-name="Tabla2.A2" office:value-type="string">
            <text:p text:style-name="P4">Usuario</text:p>
          </table:table-cell>
          <table:table-cell table:style-name="Tabla2.A1" office:value-type="string">
            <text:p text:style-name="P4">Sistema</text:p>
          </table:table-cell>
        </table:table-row>
        <table:table-row table:style-name="Tabla2.1">
          <table:table-cell table:style-name="Tabla2.A3" office:value-type="string">
            <text:p text:style-name="P4"/>
          </table:table-cell>
          <table:table-cell table:style-name="Tabla2.B3" office:value-type="string">
            <text:list xml:id="list4155798375947720899" text:style-name="L2">
              <text:list-item>
                <text:p text:style-name="P13"><text:span text:style-name="T28">D</text:span>espliega un mensaje de advertencia “¿Desea eliminar este <text:span text:style-name="T30">usuario</text:span>?”. <text:span text:style-name="T29">Recibe como parámetro el usuario a eliminar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63506175731000" text:continue-numbering="true" text:style-name="L2">
              <text:list-item>
                <text:p text:style-name="P15"><text:span text:style-name="T28">Oprime</text:span> el botón “Si”.</text:p>
              </text:list-item>
            </text:list>
          </table:table-cell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3" office:value-type="string">
            <text:list xml:id="list163505016900025" text:continue-numbering="true" text:style-name="L2">
              <text:list-header>
                <text:p text:style-name="P15"/>
              </text:list-header>
            </text:list>
          </table:table-cell>
          <table:table-cell table:style-name="Tabla2.B3" office:value-type="string">
            <text:list xml:id="list163505692154067" text:continue-numbering="true" text:style-name="L2">
              <text:list-item>
                <text:p text:style-name="P16"><text:span text:style-name="T29">D</text:span>espliega un mensaje de la eliminación exitosa del <text:span text:style-name="T30">usuario</text:span>.</text:p>
              </text:list-item>
            </text:list>
          </table:table-cell>
        </table:table-row>
        <table:table-row table:style-name="Tabla2.4">
          <table:table-cell table:style-name="Tabla2.A3" office:value-type="string">
            <text:list xml:id="list163504908958506" text:continue-numbering="true" text:style-name="L2">
              <text:list-header>
                <text:p text:style-name="P15"/>
              </text:list-header>
            </text:list>
          </table:table-cell>
          <table:table-cell table:style-name="Tabla2.B3" office:value-type="string">
            <text:list xml:id="list163504259053769" text:continue-numbering="true" text:style-name="L2">
              <text:list-item>
                <text:p text:style-name="P14"><text:span text:style-name="T29">R</text:span>edirige a <text:span text:style-name="T29">la interfaz</text:span> Administración <text:span text:style-name="T27">de Usuarios (ir al Caso de Uso </text:span><text:span text:style-name="T7">SGC-ADM-0</text:span><text:span text:style-name="T9">3</text:span><text:span text:style-name="T27">)</text:span></text:p>
              </text:list-item>
            </text:list>
          </table:table-cell>
        </table:table-row>
      </table:table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2">
          <table:table-cell table:style-name="Tabla3.A1" office:value-type="string">
            <text:p text:style-name="P10">A1. <text:span text:style-name="T29">Cancelar</text:span></text:p>
            <text:p text:style-name="P11">Si en el paso <text:span text:style-name="T28">2</text:span> el usuario oprime el botón “No”, no se realizará ninguna acción y se volverá a la interfaz anterior.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1">
          <table:table-cell table:style-name="Tabla4.A1" office:value-type="string">
            <text:p text:style-name="P8"><text:span text:style-name="T26">4.1-Error de conexión con la base de datos. </text:span><text:span text:style-name="T19">Se redirige a</text:span><text:span text:style-name="T18"> </text:span><text:span text:style-name="T20">la interfaz</text:span><text:span text:style-name="T19"> Administración </text:span><text:span text:style-name="T18">de </text:span><text:span text:style-name="T21">Usuarios</text:span><text:span text:style-name="T18"> (ir al Caso de Uso </text:span><text:span text:style-name="T10">SGC-ADM-0</text:span><text:span text:style-name="T11">3</text:span><text:span text:style-name="T18">) </text:span><text:span text:style-name="T17">y </text:span><text:span text:style-name="T22">despliega un mensaje de error: “</text:span><text:span text:style-name="T23">Error en la </text:span><text:span text:style-name="T24">eliminación</text:span><text:span text:style-name="T23"> del </text:span><text:span text:style-name="T25">usuario</text:span><text:span text:style-name="T23">.</text:span><text:span text:style-name="T22">”</text:span><text:span text:style-name="T18">.</text:span>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5">SGP-ADM-0</text:span><text:span text:style-name="T6">3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5</meta:editing-cycles>
    <meta:editing-duration>PT4H37M16S</meta:editing-duration>
    <dc:date>2014-03-16T16:35:03.959524742</dc:date>
    <meta:generator>LibreOffice/4.1.5.3$Linux_X86_64 LibreOffice_project/410m0$Build-3</meta:generator>
    <dc:creator>Akira </dc:creator>
    <meta:document-statistic meta:table-count="5" meta:image-count="0" meta:object-count="0" meta:page-count="1" meta:paragraph-count="24" meta:word-count="178" meta:character-count="1129" meta:non-whitespace-character-count="975"/>
  </office:meta>
</office:document-meta>
</file>